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3" table:style-name="ce62">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27">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1,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1,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 Excel</meta:generator>
    <meta:initial-creator>trentmee</meta:initial-creator>
    <dc:creator>Sravan Kumar</dc:creator>
    <meta:creation-date>2011-06-18T13:55:25Z</meta:creation-date>
    <dc:date>2012-05-25T19:14:01Z</dc:date>
    <meta:print-date>2012-02-10T16:57:31Z</meta:print-date>
  </office:meta>
</office:document-meta>
</file>